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j2" table:style-name="ta1">
        <table:shapes>
          <draw:frame draw:z-index="0" draw:style-name="gr1" draw:text-style-name="P1" svg:width="159.99mm" svg:height="89.99mm" svg:x="166.76mm" svg:y="11.34mm">
            <draw:object draw:notify-on-update-of-ranges="ej2.C9:ej2.C12 ej2.E8:ej2.E8 ej2.B9:ej2.B12 ej2.F9:ej2.F12 ej2.F9:ej2.F12 ej2.E9:ej2.E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85.52mm" svg:y="59.96mm">
            <draw:object draw:notify-on-update-of-ranges="ej2.B9:ej2.B12 ej2.C9:ej2.C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R = 100</text:p>
          </table:table-cell>
          <table:table-cell office:value-type="string" calcext:value-type="string">
            <text:p>E = 0</text:p>
          </table:table-cell>
          <table:table-cell/>
          <table:table-cell office:value-type="string" calcext:value-type="string">
            <text:p>T = 100</text:p>
          </table:table-cell>
          <table:table-cell office:value-type="string" calcext:value-type="string">
            <text:p>E = 0</text:p>
          </table:table-cell>
        </table:table-row>
        <table:table-row table:style-name="ro1">
          <table:table-cell/>
          <table:table-cell office:value-type="string" calcext:value-type="string">
            <text:p>Z = 1000</text:p>
          </table:table-cell>
          <table:table-cell table:number-columns-repeated="2"/>
          <table:table-cell office:value-type="string" calcext:value-type="string">
            <text:p>Z = 10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28.32" calcext:value-type="float">
            <text:p>628,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2832" calcext:value-type="float">
            <text:p>0,06283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5.66" calcext:value-type="float">
            <text:p>125,6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1415" calcext:value-type="float">
            <text:p>0,314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2.832" calcext:value-type="float">
            <text:p>62,83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2832" calcext:value-type="float">
            <text:p>0,62832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2.566" calcext:value-type="float">
            <text:p>12,56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.1415" calcext:value-type="float">
            <text:p>3,14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5">00/00/0000</text:date>, <text:time style:data-style-name="N2" text:time-value="18:15:31.1492414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5T18:14:28.649383061</meta:creation-date>
    <meta:generator>LibreOffice/6.3.3.2$Linux_X86_64 LibreOffice_project/30$Build-2</meta:generator>
    <dc:date>2019-12-15T20:13:49.113167282</dc:date>
    <meta:editing-duration>PT1H34M18S</meta:editing-duration>
    <meta:editing-cycles>1</meta:editing-cycles>
    <meta:document-statistic meta:table-count="1" meta:cell-count="26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663cm" svg:y="3.952cm" style:legend-expansion="high" chart:style-name="ch2"/>
        <chart:plot-area chart:style-name="ch3" table:cell-range-address="ej2.B9:ej2.C12 ej2.E8:ej2.E8 ej2.F9:ej2.F12" chart:data-source-has-labels="both" svg:x="0.32cm" svg:y="0.18cm" svg:width="14.023cm" svg:height="8.64cm">
          <chartooo:coordinate-region svg:x="1.047cm" svg:y="0.379cm" svg:width="13.11cm" svg:height="7.794cm"/>
          <chart:axis chart:dimension="x" chart:name="primary-x" chart:style-name="ch4" chartooo:axis-type="auto">
            <chart:categories table:cell-range-address="ej2.C9:ej2.C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ej2.F9:ej2.F12" loext:label-string="rcte" chart:class="chart:scatter">
            <chart:domain table:cell-range-address="ej2.B9:ej2.B12"/>
            <chart:data-point chart:repeated="4"/>
          </chart:series>
          <chart:series chart:style-name="ch7" chart:values-cell-range-address="ej2.F9:ej2.F12" loext:label-string="tcte" chart:class="chart:scatter">
            <chart:domain table:cell-range-address="ej2.E9:ej2.E12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cte</text:p>
              </table:table-cell>
              <table:table-cell office:value-type="string">
                <text:p>Column E</text:p>
              </table:table-cell>
              <table:table-cell office:value-type="string">
                <text:p>tcte</text:p>
              </table:table-cell>
            </table:table-row>
          </table:table-header-rows>
          <table:table-rows>
            <table:table-row>
              <table:table-cell office:value-type="float" office:value="628.32">
                <text:p>628.32</text:p>
                <draw:g>
                  <svg:desc>ej2.C9:ej2.C12</svg:desc>
                </draw:g>
              </table:table-cell>
              <table:table-cell office:value-type="float" office:value="1">
                <text:p>1</text:p>
                <draw:g>
                  <svg:desc>ej2.B9:ej2.B12</svg:desc>
                </draw:g>
              </table:table-cell>
              <table:table-cell office:value-type="float" office:value="0.062832">
                <text:p>0.062832</text:p>
                <draw:g>
                  <svg:desc>ej2.F9:ej2.F12</svg:desc>
                </draw:g>
              </table:table-cell>
              <table:table-cell office:value-type="float" office:value="1">
                <text:p>1</text:p>
                <draw:g>
                  <svg:desc>ej2.E9:ej2.E12</svg:desc>
                </draw:g>
              </table:table-cell>
              <table:table-cell office:value-type="float" office:value="0.062832">
                <text:p>0.062832</text:p>
                <draw:g>
                  <svg:desc>ej2.F9:ej2.F12</svg:desc>
                </draw:g>
              </table:table-cell>
            </table:table-row>
            <table:table-row>
              <table:table-cell office:value-type="float" office:value="125.66">
                <text:p>125.66</text:p>
              </table:table-cell>
              <table:table-cell office:value-type="float" office:value="5">
                <text:p>5</text:p>
              </table:table-cell>
              <table:table-cell office:value-type="float" office:value="0.31415">
                <text:p>0.31415</text:p>
              </table:table-cell>
              <table:table-cell office:value-type="float" office:value="5">
                <text:p>5</text:p>
              </table:table-cell>
              <table:table-cell office:value-type="float" office:value="0.31415">
                <text:p>0.31415</text:p>
              </table:table-cell>
            </table:table-row>
            <table:table-row>
              <table:table-cell office:value-type="float" office:value="62.832">
                <text:p>62.832</text:p>
              </table:table-cell>
              <table:table-cell office:value-type="float" office:value="10">
                <text:p>10</text:p>
              </table:table-cell>
              <table:table-cell office:value-type="float" office:value="0.62832">
                <text:p>0.62832</text:p>
              </table:table-cell>
              <table:table-cell office:value-type="float" office:value="10">
                <text:p>10</text:p>
              </table:table-cell>
              <table:table-cell office:value-type="float" office:value="0.62832">
                <text:p>0.62832</text:p>
              </table:table-cell>
            </table:table-row>
            <table:table-row>
              <table:table-cell office:value-type="float" office:value="12.566">
                <text:p>12.566</text:p>
              </table:table-cell>
              <table:table-cell office:value-type="float" office:value="50">
                <text:p>50</text:p>
              </table:table-cell>
              <table:table-cell office:value-type="float" office:value="3.1415">
                <text:p>3.1415</text:p>
              </table:table-cell>
              <table:table-cell office:value-type="float" office:value="50">
                <text:p>50</text:p>
              </table:table-cell>
              <table:table-cell office:value-type="float" office:value="3.1415">
                <text:p>3.14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ej2.B9:ej2.C12" svg:x="0.32cm" svg:y="0.18cm" svg:width="12.508cm" svg:height="8.64cm">
          <chartooo:coordinate-region svg:x="1.127cm" svg:y="0.379cm" svg:width="11.51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j2.C9:ej2.C12" chart:class="chart:scatter">
            <chart:domain table:cell-range-address="ej2.B9:ej2.B12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ej2.B9:ej2.B12</svg:desc>
                </draw:g>
              </table:table-cell>
              <table:table-cell office:value-type="float" office:value="628.32">
                <text:p>628.32</text:p>
                <draw:g>
                  <svg:desc>ej2.C9:ej2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25.66">
                <text:p>125.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62.832">
                <text:p>62.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2.566">
                <text:p>12.5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